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2.3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9cm" fo:min-width="3.239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2.34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8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36cm" fo:min-width="2.83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2cm" fo:min-width="2.34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3cm" fo:min-width="2.34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3cm" fo:min-width="2.345cm"/>
    </style:style>
    <style:style style:name="gr10" style:family="graphic" style:parent-style-name="objectwithoutfill">
      <style:graphic-properties draw:marker-end="Arrow_20_concave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0.904cm"/>
    </style:style>
    <style:style style:name="gr12" style:family="graphic" style:parent-style-name="standard">
      <style:graphic-properties draw:stroke="none" draw:fill="none" fo:min-height="0.341cm"/>
    </style:style>
    <style:style style:name="gr13" style:family="graphic" style:parent-style-name="standard">
      <style:graphic-properties draw:stroke="none" draw:fill="none" fo:min-height="1.113cm"/>
    </style:style>
    <style:style style:name="gr14" style:family="graphic" style:parent-style-name="standard">
      <style:graphic-properties draw:stroke="none" draw:fill="none" fo:min-height="0.96cm"/>
    </style:style>
    <style:style style:name="gr15" style:family="graphic" style:parent-style-name="standard">
      <style:graphic-properties draw:stroke="none" draw:fill="none" fo:min-height="1.111cm"/>
    </style:style>
    <style:style style:name="gr16" style:family="graphic" style:parent-style-name="standard">
      <style:graphic-properties draw:stroke="none" draw:fill="none" fo:min-height="0.906cm"/>
    </style:style>
    <style:style style:name="gr17" style:family="graphic" style:parent-style-name="standard">
      <style:graphic-properties draw:stroke="none" draw:fill="none" fo:min-height="0.478cm"/>
    </style:style>
    <style:style style:name="gr18" style:family="graphic" style:parent-style-name="standard">
      <style:graphic-properties draw:stroke="none" draw:fill="none" fo:min-height="0.25cm"/>
    </style:style>
    <style:style style:name="gr19" style:family="graphic" style:parent-style-name="standard">
      <style:graphic-properties draw:stroke="none" draw:fill="none" fo:min-height="0.55cm"/>
    </style:style>
    <style:style style:name="gr20" style:family="graphic" style:parent-style-name="standard">
      <style:graphic-properties draw:stroke="none" draw:fill="none" fo:min-height="0.61cm"/>
    </style:style>
    <style:style style:name="gr21" style:family="graphic" style:parent-style-name="standard">
      <style:graphic-properties draw:stroke="none" draw:fill="none" fo:min-height="0.612cm"/>
    </style:style>
    <style:style style:name="gr22" style:family="graphic" style:parent-style-name="standard">
      <style:graphic-properties draw:stroke="none" draw:fill="none" fo:min-height="0.35cm"/>
    </style:style>
    <style:style style:name="gr23" style:family="graphic" style:parent-style-name="standard">
      <style:graphic-properties draw:stroke="none" draw:fill="none" fo:min-height="0.38cm"/>
    </style:style>
    <style:style style:name="gr24" style:family="graphic" style:parent-style-name="standard">
      <style:graphic-properties draw:stroke="none" draw:fill="none" fo:min-height="0.412cm"/>
    </style:style>
    <style:style style:name="gr25" style:family="graphic" style:parent-style-name="standard">
      <style:graphic-properties draw:stroke="none" draw:fill="none" fo:min-height="1.001cm"/>
    </style:style>
    <style:style style:name="gr26" style:family="graphic" style:parent-style-name="standard">
      <style:graphic-properties draw:stroke="none" draw:fill="none" fo:min-height="0.501cm"/>
    </style:style>
    <style:style style:name="gr27" style:family="graphic" style:parent-style-name="standard">
      <style:graphic-properties draw:stroke="none" draw:fill="none" fo:min-height="0.741cm"/>
    </style:style>
    <style:style style:name="gr28" style:family="graphic" style:parent-style-name="standard">
      <style:graphic-properties draw:stroke="none" draw:fill="none" fo:min-height="0.316cm"/>
    </style:style>
    <style:style style:name="gr29" style:family="graphic" style:parent-style-name="standard">
      <style:graphic-properties draw:stroke="none" draw:fill="none" fo:min-height="0.74cm"/>
    </style:style>
    <style:style style:name="gr30" style:family="graphic" style:parent-style-name="standard">
      <style:graphic-properties draw:stroke="none" draw:fill="none" fo:min-height="0.585cm"/>
    </style:style>
    <style:style style:name="gr31" style:family="graphic" style:parent-style-name="objectwithoutfill">
      <style:graphic-properties draw:marker-end="Arrow_20_concave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0.567cm"/>
    </style:style>
    <style:style style:name="gr33" style:family="graphic" style:parent-style-name="standard">
      <style:graphic-properties draw:stroke="none" draw:fill="none" fo:min-height="0.96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.847cm" svg:height="0.924cm" svg:x="10.136cm" svg:y="1.885cm">
          <text:p text:style-name="P1"><text:span text:style-name="T1">Jo</text:span><text:span text:style-name="T1">ue</text:span><text:span text:style-name="T1">rU</text:span><text:span text:style-name="T1">n</text:span><text:span text:style-name="T1">To</text:span><text:span text:style-name="T1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739cm" svg:height="0.999cm" svg:x="7.861cm" svg:y="4.101cm">
          <text:p text:style-name="P1"><text:span text:style-name="T1">ObtenirCoupVal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844cm" svg:height="0.924cm" svg:x="2.945cm" svg:y="8.1cm">
          <text:p text:style-name="P1"><text:span text:style-name="T1">obtenirCo</text:span><text:span text:style-name="T1">upJou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4.083cm" svg:height="1cm" svg:x="4.317cm" svg:y="12.9cm">
          <text:p text:style-name="P1"><text:span text:style-name="T1">ch</text:span><text:span text:style-name="T1">er</text:span><text:span text:style-name="T1">ch</text:span><text:span text:style-name="T1">er</text:span><text:span text:style-name="T1">To</text:span><text:span text:style-name="T1">us</text:span><text:span text:style-name="T1">Le</text:span><text:span text:style-name="T1">sC</text:span><text:span text:style-name="T1">ou</text:span><text:span text:style-name="T1">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.73cm" svg:y1="5.1cm" svg:x2="4.367cm" svg:y2="8.1cm" draw:start-shape="id1" draw:start-glue-point="2" draw:end-shape="id2" draw:end-glue-point="0" svg:d="M9730 5100l-5363 3000" svg:viewBox="0 0 5364 3001">
          <text:p/>
        </draw:connector>
        <draw:connector draw:style-name="gr5" draw:text-style-name="P3" draw:layer="layout" draw:type="line" svg:x1="9.73cm" svg:y1="5.1cm" svg:x2="6.358cm" svg:y2="12.9cm" draw:start-shape="id1" draw:start-glue-point="2" draw:end-shape="id3" draw:end-glue-point="0" svg:d="M9730 5100l-3372 7800" svg:viewBox="0 0 3373 7801">
          <text:p/>
        </draw:connector>
        <draw:custom-shape draw:style-name="gr6" draw:text-style-name="P2" xml:id="id4" draw:id="id4" draw:layer="layout" svg:width="3.333cm" svg:height="1.186cm" svg:x="11.567cm" svg:y="11.214cm">
          <text:p text:style-name="P1"><text:span text:style-name="T1">EstUnCoup</text:span><text:span text:style-name="T1">Val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.844cm" svg:height="0.924cm" svg:x="13.338cm" svg:y="5.949cm">
          <text:p text:style-name="P1"><text:span text:style-name="T1">ob</text:span><text:span text:style-name="T1">te</text:span><text:span text:style-name="T1">ni</text:span><text:span text:style-name="T1">rC</text:span><text:span text:style-name="T1">ou</text:span><text:span text:style-name="T1">pI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.73cm" svg:y1="5.1cm" svg:x2="13.233cm" svg:y2="11.214cm" draw:start-shape="id1" draw:start-glue-point="2" draw:end-shape="id4" draw:end-glue-point="0" svg:d="M9730 5100l3503 6114" svg:viewBox="0 0 3504 6115">
          <text:p/>
        </draw:connector>
        <draw:connector draw:style-name="gr5" draw:text-style-name="P3" draw:layer="layout" draw:type="line" svg:x1="9.73cm" svg:y1="5.1cm" svg:x2="14.76cm" svg:y2="5.949cm" draw:start-shape="id1" draw:start-glue-point="2" draw:end-shape="id5" draw:end-glue-point="0" svg:d="M9730 5100l5030 849" svg:viewBox="0 0 5031 850">
          <text:p/>
        </draw:connector>
        <draw:connector draw:style-name="gr5" draw:text-style-name="P3" draw:layer="layout" draw:type="line" svg:x1="11.559cm" svg:y1="2.809cm" svg:x2="9.73cm" svg:y2="4.101cm" draw:start-shape="id6" draw:start-glue-point="2" draw:end-shape="id1" draw:end-glue-point="0" svg:d="M11559 2809l-1829 1292" svg:viewBox="0 0 1830 1293">
          <text:p/>
        </draw:connector>
        <draw:custom-shape draw:style-name="gr7" draw:text-style-name="P2" xml:id="id7" draw:id="id7" draw:layer="layout" svg:width="2.845cm" svg:height="0.922cm" svg:x="21.09cm" svg:y="4.564cm">
          <text:p text:style-name="P1"><text:span text:style-name="T1">JouerC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8" draw:id="id8" draw:layer="layout" svg:width="2.844cm" svg:height="0.923cm" svg:x="22.956cm" svg:y="10.577cm">
          <text:p text:style-name="P1"><text:span text:style-name="T1">C</text:span><text:span text:style-name="T1">ap</text:span><text:span text:style-name="T1">tu</text:span><text:span text:style-name="T1">re</text:span><text:span text:style-name="T1">rP</text:span><text:span text:style-name="T1">io</text:span><text:span text:style-name="T1">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1.559cm" svg:y1="2.809cm" svg:x2="22.512cm" svg:y2="4.564cm" draw:start-shape="id6" draw:start-glue-point="2" draw:end-shape="id7" draw:end-glue-point="0" svg:d="M11559 2809l10953 1755" svg:viewBox="0 0 10954 1756">
          <text:p/>
        </draw:connector>
        <draw:connector draw:style-name="gr5" draw:text-style-name="P3" draw:layer="layout" draw:type="line" svg:x1="22.512cm" svg:y1="5.486cm" svg:x2="24.378cm" svg:y2="10.577cm" draw:start-shape="id7" draw:start-glue-point="2" draw:end-shape="id8" draw:end-glue-point="0" svg:d="M22512 5486l1866 5091" svg:viewBox="0 0 1867 5092">
          <text:p/>
        </draw:connector>
        <draw:custom-shape draw:style-name="gr9" draw:text-style-name="P2" xml:id="id9" draw:id="id9" draw:layer="layout" svg:width="2.845cm" svg:height="0.923cm" svg:x="18.316cm" svg:y="7.796cm">
          <text:p text:style-name="P1"><text:span text:style-name="T1">PoserPi</text:span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2.512cm" svg:y1="5.486cm" svg:x2="19.738cm" svg:y2="7.796cm" draw:start-shape="id7" draw:start-glue-point="2" draw:end-shape="id9" draw:end-glue-point="0" svg:d="M22512 5486l-2774 2310" svg:viewBox="0 0 2775 2311">
          <text:p/>
        </draw:connector>
        <draw:line draw:style-name="gr10" draw:text-style-name="P3" draw:layer="layout" svg:x1="20.389cm" svg:y1="4.8cm" svg:x2="21.1cm" svg:y2="4.8cm">
          <text:p/>
        </draw:line>
        <draw:line draw:style-name="gr10" draw:text-style-name="P3" draw:layer="layout" svg:x1="20.403cm" svg:y1="5.302cm" svg:x2="21.114cm" svg:y2="5.302cm">
          <text:p/>
        </draw:line>
        <draw:frame draw:style-name="gr11" draw:text-style-name="P4" draw:layer="layout" svg:width="1.945cm" svg:height="1.154cm" svg:x="19.255cm" svg:y="4.4cm">
          <draw:text-box>
            <text:p><text:span text:style-name="T2">Coup</text:span></text:p>
          </draw:text-box>
        </draw:frame>
        <draw:frame draw:style-name="gr12" draw:text-style-name="P4" draw:layer="layout" svg:width="1.716cm" svg:height="0.751cm" svg:x="18.884cm" svg:y="4.9cm">
          <draw:text-box>
            <text:p><text:span text:style-name="T2">Plateau</text:span></text:p>
          </draw:text-box>
        </draw:frame>
        <draw:line draw:style-name="gr10" draw:text-style-name="P3" draw:layer="layout" svg:x1="22.233cm" svg:y1="10.719cm" svg:x2="22.944cm" svg:y2="10.719cm">
          <text:p/>
        </draw:line>
        <draw:line draw:style-name="gr10" draw:text-style-name="P3" draw:layer="layout" svg:x1="22.233cm" svg:y1="11.273cm" svg:x2="22.944cm" svg:y2="11.273cm">
          <text:p/>
        </draw:line>
        <draw:frame draw:style-name="gr13" draw:text-style-name="P4" draw:layer="layout" svg:width="1.617cm" svg:height="1.363cm" svg:x="21cm" svg:y="10.3cm">
          <draw:text-box>
            <text:p><text:span text:style-name="T2">Coup</text:span></text:p>
          </draw:text-box>
        </draw:frame>
        <draw:frame draw:style-name="gr14" draw:text-style-name="P4" draw:layer="layout" svg:width="1.731cm" svg:height="1.21cm" svg:x="20.6cm" svg:y="10.8cm">
          <draw:text-box>
            <text:p><text:span text:style-name="T2">Pl</text:span><text:span text:style-name="T2">ate</text:span><text:span text:style-name="T2">au</text:span></text:p>
          </draw:text-box>
        </draw:frame>
        <draw:line draw:style-name="gr10" draw:text-style-name="P3" draw:layer="layout" svg:x1="17.629cm" svg:y1="7.988cm" svg:x2="18.34cm" svg:y2="7.988cm">
          <text:p/>
        </draw:line>
        <draw:line draw:style-name="gr10" draw:text-style-name="P3" draw:layer="layout" svg:x1="17.629cm" svg:y1="8.542cm" svg:x2="18.34cm" svg:y2="8.542cm">
          <text:p/>
        </draw:line>
        <draw:frame draw:style-name="gr15" draw:text-style-name="P4" draw:layer="layout" svg:width="1.77cm" svg:height="1.361cm" svg:x="16.03cm" svg:y="7.539cm">
          <draw:text-box>
            <text:p><text:span text:style-name="T2">Plateau</text:span></text:p>
          </draw:text-box>
        </draw:frame>
        <draw:frame draw:style-name="gr16" draw:text-style-name="P4" draw:layer="layout" svg:width="1.873cm" svg:height="1.156cm" svg:x="16.4cm" svg:y="8.1cm">
          <draw:text-box>
            <text:p><text:span text:style-name="T2">Coup</text:span></text:p>
          </draw:text-box>
        </draw:frame>
        <draw:line draw:style-name="gr10" draw:text-style-name="P3" draw:layer="layout" svg:x1="12.626cm" svg:y1="6.141cm" svg:x2="13.337cm" svg:y2="6.141cm">
          <text:p/>
        </draw:line>
        <draw:line draw:style-name="gr10" draw:text-style-name="P3" draw:layer="layout" svg:x1="12.626cm" svg:y1="6.418cm" svg:x2="13.337cm" svg:y2="6.418cm">
          <text:p/>
        </draw:line>
        <draw:line draw:style-name="gr10" draw:text-style-name="P3" draw:layer="layout" svg:x1="12.626cm" svg:y1="6.695cm" svg:x2="13.337cm" svg:y2="6.695cm">
          <text:p/>
        </draw:line>
        <draw:frame draw:style-name="gr17" draw:text-style-name="P4" draw:layer="layout" svg:width="2cm" svg:height="0.751cm" svg:x="11.1cm" svg:y="6cm">
          <draw:text-box>
            <text:p><text:span text:style-name="T2">Plateau</text:span></text:p>
          </draw:text-box>
        </draw:frame>
        <draw:frame draw:style-name="gr18" draw:text-style-name="P4" draw:layer="layout" svg:width="1.833cm" svg:height="0.751cm" svg:x="11.067cm" svg:y="6.3cm">
          <draw:text-box>
            <text:p><text:span text:style-name="T2">C</text:span><text:span text:style-name="T2">o</text:span><text:span text:style-name="T2">u</text:span><text:span text:style-name="T2">l</text:span><text:span text:style-name="T2">e</text:span><text:span text:style-name="T2">u</text:span><text:span text:style-name="T2">r</text:span></text:p>
          </draw:text-box>
        </draw:frame>
        <draw:frame draw:style-name="gr19" draw:text-style-name="P4" draw:layer="layout" svg:width="1.9cm" svg:height="0.8cm" svg:x="11cm" svg:y="5.7cm">
          <draw:text-box>
            <text:p><text:span text:style-name="T2">N</text:span><text:span text:style-name="T2">a</text:span><text:span text:style-name="T2">t</text:span><text:span text:style-name="T2">u</text:span><text:span text:style-name="T2">r</text:span><text:span text:style-name="T2">e</text:span><text:span text:style-name="T2">l</text:span></text:p>
          </draw:text-box>
        </draw:frame>
        <draw:line draw:style-name="gr10" draw:text-style-name="P3" draw:layer="layout" svg:x1="10.857cm" svg:y1="11.408cm" svg:x2="11.568cm" svg:y2="11.408cm">
          <text:p/>
        </draw:line>
        <draw:line draw:style-name="gr10" draw:text-style-name="P3" draw:layer="layout" svg:x1="10.857cm" svg:y1="11.962cm" svg:x2="11.568cm" svg:y2="11.962cm">
          <text:p/>
        </draw:line>
        <draw:frame draw:style-name="gr20" draw:text-style-name="P4" draw:layer="layout" svg:width="1.406cm" svg:height="0.86cm" svg:x="9.594cm" svg:y="10.94cm">
          <draw:text-box>
            <text:p><text:span text:style-name="T2">Coup</text:span></text:p>
          </draw:text-box>
        </draw:frame>
        <draw:frame draw:style-name="gr21" draw:text-style-name="P4" draw:layer="layout" svg:width="1.581cm" svg:height="0.862cm" svg:x="9.4cm" svg:y="11.438cm">
          <draw:text-box>
            <text:p><text:span text:style-name="T2">Co</text:span><text:span text:style-name="T2">up</text:span><text:span text:style-name="T2">s</text:span></text:p>
          </draw:text-box>
        </draw:frame>
        <draw:line draw:style-name="gr10" draw:text-style-name="P3" draw:layer="layout" svg:x1="9.426cm" svg:y1="2.07cm" svg:x2="10.137cm" svg:y2="2.07cm">
          <text:p/>
        </draw:line>
        <draw:line draw:style-name="gr10" draw:text-style-name="P3" draw:layer="layout" svg:x1="9.426cm" svg:y1="2.347cm" svg:x2="10.137cm" svg:y2="2.347cm">
          <text:p/>
        </draw:line>
        <draw:line draw:style-name="gr10" draw:text-style-name="P3" draw:layer="layout" svg:x1="9.426cm" svg:y1="2.624cm" svg:x2="10.137cm" svg:y2="2.624cm">
          <text:p/>
        </draw:line>
        <draw:frame draw:style-name="gr22" draw:text-style-name="P4" draw:layer="layout" svg:width="1.739cm" svg:height="0.751cm" svg:x="7.761cm" svg:y="1.549cm">
          <draw:text-box>
            <text:p><text:span text:style-name="T2">Plateau</text:span></text:p>
          </draw:text-box>
        </draw:frame>
        <draw:frame draw:style-name="gr23" draw:text-style-name="P4" draw:layer="layout" svg:width="1.8cm" svg:height="0.751cm" svg:x="7.8cm" svg:y="1.9cm">
          <draw:text-box>
            <text:p><text:span text:style-name="T2">N</text:span><text:span text:style-name="T2">a</text:span><text:span text:style-name="T2">t</text:span><text:span text:style-name="T2">u</text:span><text:span text:style-name="T2">r</text:span><text:span text:style-name="T2">e</text:span><text:span text:style-name="T2">l</text:span></text:p>
          </draw:text-box>
        </draw:frame>
        <draw:frame draw:style-name="gr24" draw:text-style-name="P4" draw:layer="layout" svg:width="1.8cm" svg:height="0.751cm" svg:x="7.8cm" svg:y="2.249cm">
          <draw:text-box>
            <text:p><text:span text:style-name="T2">Couleur</text:span></text:p>
          </draw:text-box>
        </draw:frame>
        <draw:line draw:style-name="gr10" draw:text-style-name="P3" draw:layer="layout" svg:x1="7.174cm" svg:y1="4.286cm" svg:x2="7.885cm" svg:y2="4.286cm">
          <text:p/>
        </draw:line>
        <draw:line draw:style-name="gr10" draw:text-style-name="P3" draw:layer="layout" svg:x1="7.174cm" svg:y1="4.84cm" svg:x2="7.885cm" svg:y2="4.84cm">
          <text:p/>
        </draw:line>
        <draw:frame draw:style-name="gr25" draw:text-style-name="P4" draw:layer="layout" svg:width="2.032cm" svg:height="1.251cm" svg:x="5.668cm" svg:y="3.849cm">
          <draw:text-box>
            <text:p><text:span text:style-name="T2">Co</text:span><text:span text:style-name="T2">ule</text:span><text:span text:style-name="T2">ur</text:span></text:p>
          </draw:text-box>
        </draw:frame>
        <draw:line draw:style-name="gr10" draw:text-style-name="P3" draw:layer="layout" svg:x1="3.63cm" svg:y1="13.092cm" svg:x2="4.341cm" svg:y2="13.092cm">
          <text:p/>
        </draw:line>
        <draw:line draw:style-name="gr10" draw:text-style-name="P3" draw:layer="layout" svg:x1="3.63cm" svg:y1="13.646cm" svg:x2="4.341cm" svg:y2="13.646cm">
          <text:p/>
        </draw:line>
        <draw:frame draw:style-name="gr15" draw:text-style-name="P4" draw:layer="layout" svg:width="1.903cm" svg:height="1.361cm" svg:x="2.016cm" svg:y="12.6cm">
          <draw:text-box>
            <text:p><text:span text:style-name="T2">Plateau</text:span></text:p>
          </draw:text-box>
        </draw:frame>
        <draw:frame draw:style-name="gr26" draw:text-style-name="P4" draw:layer="layout" svg:width="1.8cm" svg:height="0.751cm" svg:x="2.116cm" svg:y="13.253cm">
          <draw:text-box>
            <text:p><text:span text:style-name="T2">Co</text:span><text:span text:style-name="T2">ule</text:span><text:span text:style-name="T2">ur</text:span></text:p>
          </draw:text-box>
        </draw:frame>
        <draw:line draw:style-name="gr10" draw:text-style-name="P3" draw:layer="layout" svg:x1="23.935cm" svg:y1="5.033cm" svg:x2="24.646cm" svg:y2="5.033cm">
          <text:p/>
        </draw:line>
        <draw:frame draw:style-name="gr27" draw:text-style-name="P4" draw:layer="layout" svg:width="2.206cm" svg:height="0.991cm" svg:x="24.646cm" svg:y="4.657cm">
          <draw:text-box>
            <text:p><text:span text:style-name="T2">Plateau</text:span></text:p>
          </draw:text-box>
        </draw:frame>
        <draw:line draw:style-name="gr10" draw:text-style-name="P3" draw:layer="layout" svg:x1="25.789cm" svg:y1="10.996cm" svg:x2="26.5cm" svg:y2="10.996cm">
          <text:p/>
        </draw:line>
        <draw:line draw:style-name="gr10" draw:text-style-name="P3" draw:layer="layout" svg:x1="21.161cm" svg:y1="8.265cm" svg:x2="21.872cm" svg:y2="8.265cm">
          <text:p/>
        </draw:line>
        <draw:frame draw:style-name="gr25" draw:text-style-name="P4" draw:layer="layout" svg:width="1.727cm" svg:height="1.251cm" svg:x="21.873cm" svg:y="7.889cm">
          <draw:text-box>
            <text:p><text:span text:style-name="T2">Pl</text:span><text:span text:style-name="T2">ate</text:span><text:span text:style-name="T2">au</text:span></text:p>
          </draw:text-box>
        </draw:frame>
        <draw:line draw:style-name="gr10" draw:text-style-name="P3" draw:layer="layout" svg:x1="16.158cm" svg:y1="6.41cm" svg:x2="16.869cm" svg:y2="6.41cm">
          <text:p/>
        </draw:line>
        <draw:frame draw:style-name="gr28" draw:text-style-name="P4" draw:layer="layout" svg:width="1.63cm" svg:height="0.751cm" svg:x="16.8cm" svg:y="6.049cm">
          <draw:text-box>
            <text:p><text:span text:style-name="T2">Coup</text:span></text:p>
          </draw:text-box>
        </draw:frame>
        <draw:line draw:style-name="gr10" draw:text-style-name="P3" draw:layer="layout" svg:x1="12.958cm" svg:y1="2.347cm" svg:x2="13.669cm" svg:y2="2.347cm">
          <text:p/>
        </draw:line>
        <draw:frame draw:style-name="gr29" draw:text-style-name="P4" draw:layer="layout" svg:width="2.087cm" svg:height="0.99cm" svg:x="13.669cm" svg:y="1.97cm">
          <draw:text-box>
            <text:p><text:span text:style-name="T2">P</text:span><text:span text:style-name="T2">l</text:span><text:span text:style-name="T2">a</text:span><text:span text:style-name="T2">t</text:span><text:span text:style-name="T2">e</text:span><text:span text:style-name="T2">a</text:span><text:span text:style-name="T2">u</text:span></text:p>
          </draw:text-box>
        </draw:frame>
        <draw:line draw:style-name="gr10" draw:text-style-name="P3" draw:layer="layout" svg:x1="14.989cm" svg:y1="11.777cm" svg:x2="15.7cm" svg:y2="11.777cm">
          <text:p/>
        </draw:line>
        <draw:frame draw:style-name="gr30" draw:text-style-name="P4" draw:layer="layout" svg:width="2.091cm" svg:height="0.835cm" svg:x="15.509cm" svg:y="11.365cm">
          <draw:text-box>
            <text:p><text:span text:style-name="T2">Bo</text:span><text:span text:style-name="T2">olé</text:span><text:span text:style-name="T2">en</text:span></text:p>
          </draw:text-box>
        </draw:frame>
        <draw:line draw:style-name="gr31" draw:text-style-name="P3" draw:layer="layout" svg:x1="8.488cm" svg:y1="13.369cm" svg:x2="9.199cm" svg:y2="13.369cm">
          <text:p text:style-name="P1"/>
        </draw:line>
        <draw:frame draw:style-name="gr32" draw:text-style-name="P4" draw:layer="layout" svg:width="2.491cm" svg:height="0.817cm" svg:x="9.009cm" svg:y="12.983cm">
          <draw:text-box>
            <text:p><text:span text:style-name="T2">Co</text:span><text:span text:style-name="T2">up</text:span><text:span text:style-name="T2">s</text:span></text:p>
          </draw:text-box>
        </draw:frame>
        <draw:line draw:style-name="gr10" draw:text-style-name="P3" draw:layer="layout" svg:x1="5.789cm" svg:y1="8.561cm" svg:x2="6.5cm" svg:y2="8.561cm">
          <text:p/>
        </draw:line>
        <draw:frame draw:style-name="gr22" draw:text-style-name="P4" draw:layer="layout" svg:width="1.4cm" svg:height="0.751cm" svg:x="6.3cm" svg:y="8.149cm">
          <draw:text-box>
            <text:p><text:span text:style-name="T2">Coup</text:span></text:p>
          </draw:text-box>
        </draw:frame>
        <draw:line draw:style-name="gr10" draw:text-style-name="P3" draw:layer="layout" svg:x1="11.682cm" svg:y1="4.572cm" svg:x2="12.393cm" svg:y2="4.572cm">
          <text:p/>
        </draw:line>
        <draw:frame draw:style-name="gr13" draw:text-style-name="P4" draw:layer="layout" svg:width="2.106cm" svg:height="1.363cm" svg:x="12.194cm" svg:y="4.195cm">
          <draw:text-box>
            <text:p><text:span text:style-name="T2">Coup</text:span></text:p>
          </draw:text-box>
        </draw:frame>
        <draw:frame draw:style-name="gr33" draw:text-style-name="P4" draw:layer="layout" svg:width="1.731cm" svg:height="1.211cm" svg:x="5.569cm" svg:y="4.389cm">
          <draw:text-box>
            <text:p><text:span text:style-name="T2">Plateau</text:span></text:p>
          </draw:text-box>
        </draw:frame>
        <draw:line draw:style-name="gr10" draw:text-style-name="P3" draw:layer="layout" svg:x1="2.233cm" svg:y1="8.561cm" svg:x2="2.944cm" svg:y2="8.561cm">
          <text:p/>
        </draw:line>
        <draw:frame draw:style-name="gr14" draw:text-style-name="P4" draw:layer="layout" svg:width="1.731cm" svg:height="1.21cm" svg:x="26.5cm" svg:y="10.5cm">
          <draw:text-box>
            <text:p><text:span text:style-name="T2">Plateau</text:span></text:p>
          </draw:text-box>
        </draw:frame>
        <draw:frame draw:style-name="gr25" draw:text-style-name="P4" draw:layer="layout" svg:width="2.3cm" svg:height="1.251cm" svg:x="0.6cm" svg:y="8.1cm">
          <draw:text-box>
            <text:p><text:span text:style-name="T2">Coul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9:40:06.642969032</meta:creation-date>
    <dc:date>2019-11-20T10:39:29.419726622</dc:date>
    <meta:editing-duration>PT33M32S</meta:editing-duration>
    <meta:editing-cycles>27</meta:editing-cycles>
    <meta:generator>LibreOffice/6.0.7.3$Linux_X86_64 LibreOffice_project/00m0$Build-3</meta:generator>
    <meta:document-statistic meta:object-count="73"/>
  </office:meta>
</office:document-meta>
</file>